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ZE_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20" table:default-cell-style-name="ce14"/>
        <table:table-column table:style-name="co4" table:number-columns-repeated="3" table:default-cell-style-name="ce14"/>
        <table:table-column table:style-name="co3" table:number-columns-repeated="4" table:default-cell-style-name="ce14"/>
        <table:table-column table:style-name="co4" table:number-columns-repeated="6" table:default-cell-style-name="ce14"/>
        <table:table-column table:style-name="co5" table:number-columns-repeated="973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1" office:value-type="string" calcext:value-type="string" table:number-columns-spanned="1" table:number-rows-spanned="2">
            <text:p>nazwisko i imię</text:p>
          </table:table-cell>
          <table:table-cell table:style-name="ce3" office:value-type="string" calcext:value-type="string" table:number-columns-spanned="1" table:number-rows-spanned="2">
            <text:p>nr albumu</text:p>
          </table:table-cell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1</text:p>
          </table:table-cell>
          <table:table-cell table:style-name="ce1" office:value-type="string" calcext:value-type="string" table:number-columns-spanned="1" table:number-rows-spanned="2">
            <text:p>S2</text:p>
          </table:table-cell>
          <table:table-cell table:style-name="ce1" office:value-type="string" calcext:value-type="string" table:number-columns-spanned="1" table:number-rows-spanned="2">
            <text:p>S3</text:p>
          </table:table-cell>
          <table:table-cell table:style-name="ce3" office:value-type="string" calcext:value-type="string" table:number-columns-spanned="1" table:number-rows-spanned="2">
            <text:p>obecności</text:p>
          </table:table-cell>
          <table:table-cell table:style-name="ce3" office:value-type="string" calcext:value-type="string" table:number-columns-spanned="1" table:number-rows-spanned="2">
            <text:p>aktywność</text:p>
          </table:table-cell>
          <table:table-cell table:style-name="ce1" office:value-type="string" calcext:value-type="string" table:number-columns-spanned="1" table:number-rows-spanned="2">
            <text:p>punkty</text:p>
          </table:table-cell>
          <table:table-cell table:style-name="ce1" office:value-type="string" calcext:value-type="string" table:number-columns-spanned="1" table:number-rows-spanned="2">
            <text:p>ocena</text:p>
          </table:table-cell>
          <table:table-cell table:style-name="ce1" office:value-type="string" calcext:value-type="string" table:number-columns-spanned="2" table:number-rows-spanned="1">
            <text:p>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3</text:p>
          </table:table-cell>
          <table:covered-table-cell table:style-name="ce1"/>
          <table:table-cell table:number-columns-repeated="973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covered-table-cell table:number-columns-repeated="3" table:style-name="ce1"/>
          <table:covered-table-cell table:number-columns-repeated="2" table:style-name="ce3"/>
          <table:covered-table-cell table:number-columns-repeated="2" table:style-name="ce1"/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style-name="ce1" office:value-type="string" calcext:value-type="string">
            <text:p>pkt.</text:p>
          </table:table-cell>
          <table:table-cell table:style-name="ce1" office:value-type="string" calcext:value-type="string">
            <text:p>ocena</text:p>
          </table:table-cell>
          <table:table-cell table:number-columns-repeated="9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nik Hubert</text:p>
          </table:table-cell>
          <table:table-cell table:style-name="ce1" office:value-type="float" office:value="95036" calcext:value-type="float">
            <text:p>950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D3];[.F3];[.H3];[.J3];[.L3];[.N3];[.P3];[.T3];[.V3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3];[.Y3];[.Z3];[.AB3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yb Adrian</text:p>
          </table:table-cell>
          <table:table-cell table:style-name="ce1" office:value-type="float" office:value="95037" calcext:value-type="float">
            <text:p>950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7" table:formula="of:=SUM([.D4];[.F4];[.H4];[.J4];[.L4];[.N4];[.P4];[.T4];[.V4])/10" office:value-type="percentage" office:value="0.5" calcext:value-type="percentage">
            <text:p>5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X4];[.Y4];[.Z4];[.AB4])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eślicki Łukasz</text:p>
          </table:table-cell>
          <table:table-cell table:style-name="ce1" office:value-type="float" office:value="91196" calcext:value-type="float">
            <text:p>9119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7" table:formula="of:=SUM([.D5];[.F5];[.H5];[.J5];[.L5];[.N5];[.P5];[.T5];[.V5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5];[.Y5];[.Z5];[.AB5])" office:value-type="float" office:value="82" calcext:value-type="float">
            <text:p>82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table:style-name="ce19" office:value-type="string" calcext:value-type="string">
            <text:p>3,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wiżdż Krzysztof</text:p>
          </table:table-cell>
          <table:table-cell table:style-name="ce1" office:value-type="float" office:value="95038" calcext:value-type="float">
            <text:p>9503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D6];[.F6];[.H6];[.J6];[.L6];[.N6];[.P6];[.T6];[.V6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6];[.Y6];[.Z6];[.AB6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ara Jakub</text:p>
          </table:table-cell>
          <table:table-cell table:style-name="ce1" office:value-type="float" office:value="95039" calcext:value-type="float">
            <text:p>9503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D7];[.F7];[.H7];[.J7];[.L7];[.N7];[.P7];[.T7];[.V7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7];[.Y7];[.Z7];[.AB7])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arpeta Kacper</text:p>
          </table:table-cell>
          <table:table-cell table:style-name="ce1" office:value-type="float" office:value="95040" calcext:value-type="float">
            <text:p>9504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D8];[.F8];[.H8];[.J8];[.L8];[.N8];[.P8];[.T8];[.V8])/10" office:value-type="percentage" office:value="0.9" calcext:value-type="percentage">
            <text:p>90,0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X8];[.Y8];[.Z8];[.AB8])" office:value-type="float" office:value="7" calcext:value-type="float">
            <text:p>7</text:p>
          </table:table-cell>
          <table:table-cell table:style-name="ce19" office:value-type="string" calcext:value-type="string">
            <text:p>3,5(T2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.5" calcext:value-type="float">
            <text:p>3,5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otowski Maciej</text:p>
          </table:table-cell>
          <table:table-cell table:style-name="ce1" office:value-type="float" office:value="95041" calcext:value-type="float">
            <text:p>9504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D9];[.F9];[.H9];[.J9];[.L9];[.N9];[.P9];[.T9];[.V9])/10" office:value-type="percentage" office:value="0.7" calcext:value-type="percentage">
            <text:p>7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9];[.Y9];[.Z9];[.AB9])" office:value-type="float" office:value="5" calcext:value-type="float">
            <text:p>5</text:p>
          </table:table-cell>
          <table:table-cell table:style-name="ce19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rawczyk Patryk</text:p>
          </table:table-cell>
          <table:table-cell table:style-name="ce1" office:value-type="float" office:value="95042" calcext:value-type="float">
            <text:p>95042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7" table:formula="of:=SUM([.D10];[.F10];[.H10];[.J10];[.L10];[.N10];[.P10];[.T10];[.V10])/10" office:value-type="percentage" office:value="0.7" calcext:value-type="percentage">
            <text:p>7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10];[.Y10];[.Z10];[.AB10])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rawiec Mateusz</text:p>
          </table:table-cell>
          <table:table-cell table:style-name="ce1" office:value-type="float" office:value="95043" calcext:value-type="float">
            <text:p>9504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D11];[.F11];[.H11];[.J11];[.L11];[.N11];[.P11];[.T11];[.V11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1];[.Y11];[.Z11];[.AB11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ręzel Daniel</text:p>
          </table:table-cell>
          <table:table-cell table:style-name="ce1" office:value-type="float" office:value="95044" calcext:value-type="float">
            <text:p>9504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7" table:formula="of:=SUM([.D12];[.F12];[.H12];[.J12];[.L12];[.N12];[.P12];[.T12];[.V12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12];[.Y12];[.Z12];[.AB12])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rupowies Adam</text:p>
          </table:table-cell>
          <table:table-cell table:style-name="ce1" office:value-type="float" office:value="95045" calcext:value-type="float">
            <text:p>9504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7" table:formula="of:=SUM([.D13];[.F13];[.H13];[.J13];[.L13];[.N13];[.P13];[.T13];[.V13])/10" office:value-type="percentage" office:value="0.8" calcext:value-type="percentage">
            <text:p>80,0%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X13];[.Y13];[.Z13];[.AB13])" office:value-type="float" office:value="33" calcext:value-type="float">
            <text:p>33</text:p>
          </table:table-cell>
          <table:table-cell table:style-name="ce19" office:value-type="string" calcext:value-type="string">
            <text:p>4(T2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ućma Kamil</text:p>
          </table:table-cell>
          <table:table-cell table:style-name="ce1" office:value-type="float" office:value="95046" calcext:value-type="float">
            <text:p>9504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formula="of:=SUM([.D14];[.F14];[.H14];[.J14];[.L14];[.N14];[.P14];[.T14];[.V14])/10" office:value-type="percentage" office:value="0.9" calcext:value-type="percentage">
            <text:p>90,0%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SUM([.X14];[.Y14];[.Z14];[.AB14])" office:value-type="float" office:value="36" calcext:value-type="float">
            <text:p>36</text:p>
          </table:table-cell>
          <table:table-cell table:style-name="ce19" office:value-type="string" calcext:value-type="string">
            <text:p>3(T2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asak Kacper</text:p>
          </table:table-cell>
          <table:table-cell table:style-name="ce1" office:value-type="float" office:value="95047" calcext:value-type="float">
            <text:p>9504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7" table:formula="of:=SUM([.D15];[.F15];[.H15];[.J15];[.L15];[.N15];[.P15];[.T15];[.V15])/10" office:value-type="percentage" office:value="0.6" calcext:value-type="percentage">
            <text:p>6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X15];[.Y15];[.Z15];[.AB15])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rcinowski Mikołaj</text:p>
          </table:table-cell>
          <table:table-cell table:style-name="ce1" office:value-type="float" office:value="95048" calcext:value-type="float">
            <text:p>9504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7" table:formula="of:=SUM([.D16];[.F16];[.H16];[.J16];[.L16];[.N16];[.P16];[.T16];[.V16])/10" office:value-type="percentage" office:value="0.5" calcext:value-type="percentage">
            <text:p>5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X16];[.Y16];[.Z16];[.AB16])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uszewski Adrian</text:p>
          </table:table-cell>
          <table:table-cell table:style-name="ce1" office:value-type="float" office:value="95049" calcext:value-type="float">
            <text:p>9504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7" table:formula="of:=SUM([.D17];[.F17];[.H17];[.J17];[.L17];[.N17];[.P17];[.T17];[.V17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17];[.Y17];[.Z17];[.AB17])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oćko Przemysław</text:p>
          </table:table-cell>
          <table:table-cell table:style-name="ce1" office:value-type="float" office:value="94982" calcext:value-type="float">
            <text:p>94982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D18];[.F18];[.H18];[.J18];[.L18];[.N18];[.P18];[.T18];[.V18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8];[.Y18];[.Z18];[.AB18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skwa Maciej</text:p>
          </table:table-cell>
          <table:table-cell table:style-name="ce1" office:value-type="float" office:value="95050" calcext:value-type="float">
            <text:p>95050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7" table:formula="of:=SUM([.D19];[.F19];[.H19];[.J19];[.L19];[.N19];[.P19];[.T19];[.V19])/10" office:value-type="percentage" office:value="0.4" calcext:value-type="percentage">
            <text:p>4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19];[.Y19];[.Z19];[.AB19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wak Jakub</text:p>
          </table:table-cell>
          <table:table-cell table:style-name="ce1" office:value-type="float" office:value="95051" calcext:value-type="float">
            <text:p>9505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7" table:formula="of:=SUM([.D20];[.F20];[.H20];[.J20];[.L20];[.N20];[.P20];[.T20];[.V20])/10" office:value-type="percentage" office:value="0.8" calcext:value-type="percentage">
            <text:p>80,0%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X20];[.Y20];[.Z20];[.AB20])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iec Wiktor</text:p>
          </table:table-cell>
          <table:table-cell table:style-name="ce1" office:value-type="float" office:value="95052" calcext:value-type="float">
            <text:p>95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2"/>
          <table:table-cell table:style-name="ce17" table:formula="of:=SUM([.D21];[.F21];[.H21];[.J21];[.L21];[.N21];[.P21];[.T21];[.V21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1];[.Y21];[.Z21];[.AB21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ietrzyk Piotr</text:p>
          </table:table-cell>
          <table:table-cell table:style-name="ce1" office:value-type="float" office:value="92301" calcext:value-type="float">
            <text:p>92301</text:p>
          </table:table-cell>
          <table:table-cell table:style-name="ce1" table:number-columns-repeated="23"/>
          <table:table-cell table:style-name="ce17" table:formula="of:=SUM([.D22];[.F22];[.H22];[.J22];[.L22];[.N22];[.P22];[.T22];[.V22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2];[.Y22];[.Z22];[.AB22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iotrowski Marek</text:p>
          </table:table-cell>
          <table:table-cell table:style-name="ce1" office:value-type="float" office:value="92418" calcext:value-type="float">
            <text:p>92418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D23];[.F23];[.H23];[.J23];[.L23];[.N23];[.P23];[.T23];[.V23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3];[.Y23];[.Z23];[.AB23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ocheć Wiktoria</text:p>
          </table:table-cell>
          <table:table-cell table:style-name="ce1" office:value-type="float" office:value="95053" calcext:value-type="float">
            <text:p>9505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6"/>
          <table:table-cell table:style-name="ce1" table:number-columns-repeated="10"/>
          <table:table-cell table:style-name="ce17" table:formula="of:=SUM([.D24];[.F24];[.H24];[.J24];[.L24];[.N24];[.P24];[.T24];[.V24])/10" office:value-type="percentage" office:value="0.2" calcext:value-type="percentage">
            <text:p>2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4];[.Y24];[.Z24];[.AB24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opek Wiktor</text:p>
          </table:table-cell>
          <table:table-cell table:style-name="ce1" office:value-type="float" office:value="95104" calcext:value-type="float">
            <text:p>9510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7" table:formula="of:=SUM([.D25];[.F25];[.H25];[.J25];[.L25];[.N25];[.P25];[.T25];[.V25])/10" office:value-type="percentage" office:value="0.9" calcext:value-type="percentage">
            <text:p>90,0%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X25];[.Y25];[.Z25];[.AB25])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ukść Marcin</text:p>
          </table:table-cell>
          <table:table-cell table:style-name="ce1" office:value-type="float" office:value="92428" calcext:value-type="float">
            <text:p>92428</text:p>
          </table:table-cell>
          <table:table-cell table:style-name="ce1" table:number-columns-repeated="23"/>
          <table:table-cell table:style-name="ce17" table:formula="of:=SUM([.D26];[.F26];[.H26];[.J26];[.L26];[.N26];[.P26];[.T26];[.V26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6];[.Y26];[.Z26];[.AB26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wonia Albert</text:p>
          </table:table-cell>
          <table:table-cell table:style-name="ce1" office:value-type="float" office:value="95054" calcext:value-type="float">
            <text:p>9505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7" table:formula="of:=SUM([.D27];[.F27];[.H27];[.J27];[.L27];[.N27];[.P27];[.T27];[.V27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27];[.Y27];[.Z27];[.AB27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kwirowski Mateusz</text:p>
          </table:table-cell>
          <table:table-cell table:style-name="ce1" office:value-type="float" office:value="90247" calcext:value-type="float">
            <text:p>90247</text:p>
          </table:table-cell>
          <table:table-cell table:style-name="ce1" table:number-columns-repeated="23"/>
          <table:table-cell table:style-name="ce17" table:formula="of:=SUM([.D28];[.F28];[.H28];[.J28];[.L28];[.N28];[.P28];[.T28];[.V28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8];[.Y28];[.Z28];[.AB28])" office:value-type="float" office:value="0" calcext:value-type="float">
            <text:p>0</text:p>
          </table:table-cell>
          <table:table-cell table:style-name="ce19" office:value-type="string" calcext:value-type="string">
            <text:p>3(T2)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owula Sebastian</text:p>
          </table:table-cell>
          <table:table-cell table:style-name="ce1" office:value-type="float" office:value="95314" calcext:value-type="float">
            <text:p>95314</text:p>
          </table:table-cell>
          <table:table-cell table:style-name="ce1" table:number-columns-repeated="23"/>
          <table:table-cell table:style-name="ce17" table:formula="of:=SUM([.D29];[.F29];[.H29];[.J29];[.L29];[.N29];[.P29];[.T29];[.V29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29];[.Y29];[.Z29];[.AB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tąporek Tomasz</text:p>
          </table:table-cell>
          <table:table-cell table:style-name="ce1" office:value-type="float" office:value="95316" calcext:value-type="float">
            <text:p>9531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D30];[.F30];[.H30];[.J30];[.L30];[.N30];[.P30];[.T30];[.V30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0];[.Y30];[.Z30];[.AB30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trycharz Dawid</text:p>
          </table:table-cell>
          <table:table-cell table:style-name="ce1" office:value-type="float" office:value="90996" calcext:value-type="float">
            <text:p>9099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6"/>
          <table:table-cell table:style-name="ce17" table:formula="of:=SUM([.D31];[.F31];[.H31];[.J31];[.L31];[.N31];[.P31];[.T31];[.V31])/10" office:value-type="percentage" office:value="0.1" calcext:value-type="percentage">
            <text:p>1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1];[.Y31];[.Z31];[.AB31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zczytowski Kacper</text:p>
          </table:table-cell>
          <table:table-cell table:style-name="ce1" office:value-type="float" office:value="95055" calcext:value-type="float">
            <text:p>95055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7" table:formula="of:=SUM([.D32];[.F32];[.H32];[.J32];[.L32];[.N32];[.P32];[.T32];[.V32])/10" office:value-type="percentage" office:value="0.6" calcext:value-type="percentage">
            <text:p>6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2];[.Y32];[.Z32];[.AB32])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zpak Przemysław</text:p>
          </table:table-cell>
          <table:table-cell table:style-name="ce1" office:value-type="float" office:value="80225" calcext:value-type="float">
            <text:p>802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7" table:formula="of:=SUM([.D33];[.F33];[.H33];[.J33];[.L33];[.N33];[.P33];[.T33];[.V33])/10" office:value-type="percentage" office:value="0.8" calcext:value-type="percentage">
            <text:p>80,0%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X33];[.Y33];[.Z33];[.AB33])" office:value-type="float" office:value="23" calcext:value-type="float">
            <text:p>23</text:p>
          </table:table-cell>
          <table:table-cell table:style-name="ce19" office:value-type="string" calcext:value-type="string">
            <text:p>4(T2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Topolski Piotr</text:p>
          </table:table-cell>
          <table:table-cell table:style-name="ce1" office:value-type="float" office:value="95056" calcext:value-type="float">
            <text:p>95056</text:p>
          </table:table-cell>
          <table:table-cell table:style-name="ce1" table:number-columns-repeated="23"/>
          <table:table-cell table:style-name="ce17" table:formula="of:=SUM([.D34];[.F34];[.H34];[.J34];[.L34];[.N34];[.P34];[.T34];[.V34])/10" office:value-type="percentage" office:value="0" calcext:value-type="percentage">
            <text:p>0,0%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X34];[.Y34];[.Z34];[.AB34])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97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Wardzyński Marek</text:p>
          </table:table-cell>
          <table:table-cell table:style-name="ce1" office:value-type="float" office:value="95057" calcext:value-type="float">
            <text:p>95057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7" table:formula="of:=SUM([.D35];[.F35];[.H35];[.J35];[.L35];[.N35];[.P35];[.T35];[.V35])/10" office:value-type="percentage" office:value="0.8" calcext:value-type="percentage">
            <text:p>80,0%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X35];[.Y35];[.Z35];[.AB35])" office:value-type="float" office:value="94" calcext:value-type="float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9" office:value-type="string" calcext:value-type="string">
            <text:p>5ćw</text:p>
          </table:table-cell>
          <table:table-cell table:style-name="ce1" table:number-columns-repeated="4"/>
          <table:table-cell table:number-columns-repeated="97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zczepański Krystian</text:p>
          </table:table-cell>
          <table:table-cell table:style-name="ce1" table:number-columns-repeated="24"/>
          <table:table-cell table:style-name="ce17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ębała Grzegorz</text:p>
          </table:table-cell>
          <table:table-cell table:style-name="ce1" table:number-columns-repeated="24"/>
          <table:table-cell table:style-name="ce17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73"/>
        </table:table-row>
        <table:table-row table:style-name="ro1" table:number-rows-repeated="1048538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.00.0000</text:date>, <text:time style:data-style-name="N2" text:time-value="21:51:59.85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22:32:22.565000000</meta:creation-date>
    <dc:date>2023-02-13T22:03:56.553000000</dc:date>
    <meta:editing-duration>PT3H32M54S</meta:editing-duration>
    <meta:editing-cycles>108</meta:editing-cycles>
    <meta:generator>LibreOffice/6.0.5.2$Windows_X86_64 LibreOffice_project/54c8cbb85f300ac59db32fe8a675ff7683cd5a16</meta:generator>
    <meta:document-statistic meta:table-count="1" meta:cell-count="633" meta:object-count="0"/>
  </office:meta>
</office:document-meta>
</file>